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3465a4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fill-color="#3465a4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1.2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1.8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28cm" svg:height="7.858cm" svg:x="1.778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18cm" svg:height="2.994cm" svg:x="2.534cm" svg:y="4.15cm">
          <text:p text:style-name="P1"><text:span text:style-name="T1">Status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17cm" svg:height="1.348cm" svg:x="9.149cm" svg:y="3.625cm">
          <text:p text:style-name="P1"><text:span text:style-name="T1">Safety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52cm" svg:y1="5.647cm" svg:x2="9.149cm" svg:y2="4.299cm" draw:start-shape="id1" draw:start-glue-point="1" draw:end-shape="id2" draw:end-glue-point="3" svg:d="m5652 5647h1748v-1348h1749" svg:viewBox="0 0 3498 1349">
          <text:p/>
        </draw:connector>
        <draw:connector draw:style-name="gr4" draw:text-style-name="P1" draw:layer="layout" svg:x1="10.707cm" svg:y1="3.625cm" svg:x2="10.728cm" svg:y2="2.263cm" draw:start-shape="id2" draw:start-glue-point="0" draw:end-shape="id3" draw:end-glue-point="2" svg:d="m10707 3625v-681h21v-681" svg:viewBox="0 0 22 1363">
          <text:p/>
        </draw:connector>
        <draw:custom-shape draw:style-name="gr2" draw:text-style-name="P2" xml:id="id4" draw:id="id4" draw:layer="layout" svg:width="3.118cm" svg:height="1.349cm" svg:x="9.168cm" svg:y="5.972cm">
          <text:p text:style-name="P1"><text:span text:style-name="T1">Hardware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27cm" svg:y1="7.321cm" svg:x2="10.744cm" svg:y2="12.557cm" draw:start-shape="id4" draw:start-glue-point="2" draw:end-shape="id5" draw:end-glue-point="0" svg:d="m10727 7321 17 5236" svg:viewBox="0 0 18 5237">
          <text:p/>
        </draw:connector>
        <draw:connector draw:style-name="gr3" draw:text-style-name="P1" draw:layer="layout" draw:type="line" svg:x1="10.707cm" svg:y1="4.973cm" svg:x2="10.727cm" svg:y2="5.972cm" draw:start-shape="id2" draw:start-glue-point="2" draw:end-shape="id4" draw:end-glue-point="0" svg:d="m10707 4973 20 999" svg:viewBox="0 0 21 1000">
          <text:p/>
        </draw:connector>
        <draw:frame draw:style-name="gr5" draw:text-style-name="P3" xml:id="id5" draw:id="id5" draw:layer="layout" svg:width="3.487cm" svg:height="1.12cm" svg:x="9.001cm" svg:y="12.557cm">
          <draw:text-box>
            <text:p><text:span text:style-name="T2">Hardware</text:span></text:p>
          </draw:text-box>
        </draw:frame>
        <draw:connector draw:style-name="gr3" draw:text-style-name="P1" draw:layer="layout" draw:type="line" svg:x1="4.113cm" svg:y1="8.001cm" svg:x2="4.093cm" svg:y2="7.144cm" draw:start-shape="id6" draw:start-glue-point="0" draw:end-shape="id1" draw:end-glue-point="2" svg:d="m4113 8001-20-857" svg:viewBox="0 0 21 858">
          <text:p/>
        </draw:connector>
        <draw:frame draw:style-name="gr6" draw:text-style-name="P3" xml:id="id3" draw:id="id3" draw:layer="layout" svg:width="5.221cm" svg:height="0.962cm" svg:x="8.118cm" svg:y="1.301cm">
          <draw:text-box>
            <text:p><text:span text:style-name="T2">User interface</text:span></text:p>
          </draw:text-box>
        </draw:frame>
        <draw:custom-shape draw:style-name="gr2" draw:text-style-name="P2" xml:id="id6" draw:id="id6" draw:layer="layout" svg:width="3.118cm" svg:height="2.232cm" svg:x="2.554cm" svg:y="8.001cm"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28cm" svg:y1="7.321cm" svg:x2="5.672cm" svg:y2="9.117cm" draw:end-shape="id6" draw:end-glue-point="1" svg:d="m10728 7321-5056 1796" svg:viewBox="0 0 5057 17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</meta:initial-creator>
    <meta:creation-date>2013-11-27T13:54:48.241736571</meta:creation-date>
    <dc:date>2014-01-08T16:16:32.407509099</dc:date>
    <dc:creator>chris </dc:creator>
    <meta:editing-duration>PT1H1M26S</meta:editing-duration>
    <meta:editing-cycles>3</meta:editing-cycles>
    <meta:generator>LibreOffice/4.1.3.2$Linux_X86_64 LibreOffice_project/410m0$Build-2</meta:generator>
    <meta:document-statistic meta:object-count="13"/>
  </office:meta>
</office:document-meta>
</file>